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00-00-00</text:date>, <text:time style:data-style-name="N2" text:time-value="21:29:51.423106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7T21:39:44.197989377</dc:date>
    <meta:editing-duration>PT2H25M3S</meta:editing-duration>
    <meta:editing-cycles>50</meta:editing-cycles>
    <meta:generator>LibreOffice/25.8.3.2$Linux_X86_64 LibreOffice_project/580$Build-2</meta:generator>
    <meta:document-statistic meta:table-count="4" meta:cell-count="238" meta:object-count="0"/>
  </office:meta>
</office:document-meta>
</file>